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esloLGL Nerd Font" fo:font-size="16pt" fo:font-weight="bold" officeooo:rsid="00052149" officeooo:paragraph-rsid="00052149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MesloLGL Nerd Font" fo:font-size="12pt" fo:font-weight="normal" officeooo:rsid="0005c64d" officeooo:paragraph-rsid="0005214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MesloLGL Nerd Font" fo:font-size="12pt" fo:font-weight="normal" officeooo:rsid="0005c64d" officeooo:paragraph-rsid="0005c64d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MesloLGL Nerd Font" fo:font-size="12pt" fo:font-weight="normal" officeooo:rsid="0005c64d" officeooo:paragraph-rsid="0005c64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MesloLGL Nerd Font" fo:font-size="12pt" fo:font-weight="bold" officeooo:rsid="0005c64d" officeooo:paragraph-rsid="0005c64d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text-properties style:font-name="MesloLGL Nerd Font" fo:font-size="12pt" fo:font-weight="normal" officeooo:rsid="0005c64d" officeooo:paragraph-rsid="0005c64d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4 Software</text:p>
      <text:p text:style-name="P2"/>
      <text:list text:style-name="L1">
        <text:list-item>
          <text:p text:style-name="P3">Software base: Gestiona el hardware ( Linux , Windows , controladores ).</text:p>
        </text:list-item>
        <text:list-item>
          <text:p text:style-name="P3">Software de aplicación: no gestiona el hardware , simplemente trabaja con <text:s/>los datos que requiera para funcionar ( LibreOffice , Microsoft World, etc … )</text:p>
        </text:list-item>
      </text:list>
      <text:p text:style-name="P4"/>
      <text:list text:continue-numbering="true" text:style-name="L1">
        <text:list-header>
          <text:p text:style-name="P3"/>
        </text:list-header>
      </text:list>
      <text:p text:style-name="P5">TIPOS DE SOFTWARE DE APLICACIÓN </text:p>
      <text:p text:style-name="P5"/>
      <text:list text:style-name="L2">
        <text:list-item>
          <text:p text:style-name="P6">Software de aplicación vertical: son aplicaciones específicas para un tipo de usuarios en especial ( hospitales , entidades bancarias )</text:p>
        </text:list-item>
        <text:list-item>
          <text:p text:style-name="P6">Software de aplicación horizontal: software general , utilizado por una alta gama de usuarios (LibreOffice , World). </text:p>
        </text:list-item>
      </text:list>
      <text:p text:style-name="P4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22:28:11.177365894</meta:creation-date>
    <dc:date>2025-10-17T22:50:19.278206063</dc:date>
    <meta:editing-duration>PT11M51S</meta:editing-duration>
    <meta:editing-cycles>1</meta:editing-cycles>
    <meta:document-statistic meta:table-count="0" meta:image-count="0" meta:object-count="0" meta:page-count="1" meta:paragraph-count="8" meta:word-count="86" meta:character-count="527" meta:non-whitespace-character-count="448"/>
    <meta:generator>LibreOffice/25.2.3.2$Linux_X86_64 LibreOffice_project/520$Build-2</meta:generator>
  </office:meta>
</office:document-meta>
</file>